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5.494cm" svg:height="0.962cm" svg:x="6.096cm" svg:y="2.34cm">
          <draw:text-box>
            <text:p>Line One</text:p>
          </draw:text-box>
        </draw:frame>
        <draw:frame draw:style-name="gr1" draw:layer="layout" svg:width="6.858cm" svg:height="0.962cm" svg:x="6.096cm" svg:y="4.318cm">
          <draw:text-box>
            <text:p>Line Two</text:p>
          </draw:text-box>
        </draw:frame>
        <draw:frame draw:style-name="gr1" draw:layer="layout" svg:width="7.366cm" svg:height="0.962cm" svg:x="6.147cm" svg:y="6.248cm">
          <draw:text-box>
            <text:p>Line Three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mian Jansen</meta:initial-creator>
    <meta:creation-date>2014-01-31T15:10:20</meta:creation-date>
    <meta:editing-duration>PT1M25S</meta:editing-duration>
    <meta:editing-cycles>2</meta:editing-cycles>
    <dc:date>2014-01-31T15:11:31</dc:date>
    <dc:creator>Damian Jansen</dc:creator>
    <meta:document-statistic meta:object-count="26"/>
    <meta:generator>LibreOffice/3.4$Unix LibreOffice_project/340m1$Build-502</meta:generator>
  </office:meta>
</office:document-meta>
</file>